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cc936" officeooo:paragraph-rsid="001cc936"/>
    </style:style>
    <style:style style:name="P2" style:family="paragraph" style:parent-style-name="Text_20_body">
      <style:paragraph-properties fo:text-align="start" style:justify-single-word="false"/>
      <style:text-properties officeooo:rsid="001df3c2" officeooo:paragraph-rsid="001df3c2"/>
    </style:style>
    <style:style style:name="P3" style:family="paragraph" style:parent-style-name="Text_20_body">
      <style:paragraph-properties fo:text-align="start" style:justify-single-word="false"/>
      <style:text-properties officeooo:rsid="001b26de" officeooo:paragraph-rsid="001b26de"/>
    </style:style>
    <style:style style:name="P4" style:family="paragraph" style:parent-style-name="Text_20_body">
      <style:paragraph-properties fo:text-align="start" style:justify-single-word="false"/>
      <style:text-properties officeooo:paragraph-rsid="0023ed57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df3c2" officeooo:paragraph-rsid="001df3c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23ed57" officeooo:paragraph-rsid="0023ed57"/>
    </style:style>
    <style:style style:name="P7" style:family="paragraph" style:parent-style-name="Text_20_body">
      <style:text-properties officeooo:paragraph-rsid="00286118"/>
    </style:style>
    <style:style style:name="P8" style:family="paragraph" style:parent-style-name="Heading_20_1" style:list-style-name="">
      <style:paragraph-properties fo:text-align="center" style:justify-single-word="false"/>
      <style:text-properties officeooo:rsid="001b26de" officeooo:paragraph-rsid="001b26de"/>
    </style:style>
    <style:style style:name="P9" style:family="paragraph" style:parent-style-name="Heading_20_1" style:list-style-name="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Heading_20_1" style:list-style-name="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  <style:text-properties officeooo:rsid="001b26de" officeooo:paragraph-rsid="001b26de"/>
    </style:style>
    <style:style style:name="P12" style:family="paragraph" style:parent-style-name="Heading_20_1">
      <style:paragraph-properties fo:text-align="center" style:justify-single-word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2">
      <style:text-properties fo:font-weight="bold" style:font-weight-asian="bold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b26de" officeooo:paragraph-rsid="001b26de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23ed57" officeooo:paragraph-rsid="0023ed57" style:font-weight-asian="normal" style:font-weight-complex="normal"/>
    </style:style>
    <style:style style:name="P17" style:family="paragraph" style:parent-style-name="Text_20_body">
      <style:text-properties fo:font-weight="normal" officeooo:paragraph-rsid="00286118" style:font-weight-asian="normal" style:font-weight-complex="normal"/>
    </style:style>
    <style:style style:name="P18" style:family="paragraph" style:parent-style-name="Text_20_body">
      <style:text-properties fo:font-weight="normal" officeooo:rsid="00311c07" officeooo:paragraph-rsid="00286118" style:font-weight-asian="normal" style:font-weight-complex="normal"/>
    </style:style>
    <style:style style:name="P19" style:family="paragraph" style:parent-style-name="Text_20_body">
      <style:text-properties fo:font-weight="normal" officeooo:rsid="00311c07" officeooo:paragraph-rsid="0037f010" style:font-weight-asian="normal" style:font-weight-complex="normal"/>
    </style:style>
    <style:style style:name="P20" style:family="paragraph" style:parent-style-name="Text_20_body">
      <style:text-properties fo:font-weight="normal" officeooo:rsid="00311c07" officeooo:paragraph-rsid="0045fd4b" style:font-weight-asian="normal" style:font-weight-complex="normal"/>
    </style:style>
    <style:style style:name="P21" style:family="paragraph" style:parent-style-name="Text_20_body">
      <style:text-properties fo:font-weight="normal" officeooo:rsid="003528f6" style:font-weight-asian="normal" style:font-weight-complex="normal"/>
    </style:style>
    <style:style style:name="P22" style:family="paragraph" style:parent-style-name="Text_20_body">
      <style:text-properties fo:font-weight="normal" officeooo:rsid="0046f61c" officeooo:paragraph-rsid="0046f61c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tyle="italic" fo:font-weight="normal" officeooo:rsid="0023ed57" officeooo:paragraph-rsid="0023ed57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officeooo:rsid="004b2645" officeooo:paragraph-rsid="004b2645"/>
    </style:style>
    <style:style style:name="P25" style:family="paragraph" style:parent-style-name="Text_20_body" style:list-style-name="L2">
      <style:text-properties officeooo:paragraph-rsid="004c6b29"/>
    </style:style>
    <style:style style:name="P26" style:family="paragraph" style:parent-style-name="Text_20_body" style:list-style-name="L3">
      <style:text-properties officeooo:paragraph-rsid="00513a31"/>
    </style:style>
    <style:style style:name="P27" style:family="paragraph" style:parent-style-name="Text_20_body" style:list-style-name="L3">
      <style:text-properties officeooo:rsid="00513a31" officeooo:paragraph-rsid="00513a31"/>
    </style:style>
    <style:style style:name="P28" style:family="paragraph" style:parent-style-name="Text_20_body">
      <style:text-properties officeooo:paragraph-rsid="00526e95"/>
    </style:style>
    <style:style style:name="P29" style:family="paragraph" style:parent-style-name="Text_20_body">
      <style:text-properties officeooo:rsid="0053d7aa" officeooo:paragraph-rsid="0053d7aa"/>
    </style:style>
    <style:style style:name="T1" style:family="text">
      <style:text-properties officeooo:rsid="002055bf"/>
    </style:style>
    <style:style style:name="T2" style:family="text">
      <style:text-properties officeooo:rsid="0020c1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11c07" style:font-weight-asian="normal" style:font-weight-complex="normal"/>
    </style:style>
    <style:style style:name="T6" style:family="text">
      <style:text-properties fo:font-weight="normal" officeooo:rsid="0034298f" style:font-weight-asian="normal" style:font-weight-complex="normal"/>
    </style:style>
    <style:style style:name="T7" style:family="text">
      <style:text-properties fo:font-weight="normal" officeooo:rsid="003528f6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2dae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3ed57" style:font-style-asian="italic" style:font-weight-asian="normal" style:font-style-complex="italic" style:font-weight-complex="normal"/>
    </style:style>
    <style:style style:name="T11" style:family="text">
      <style:text-properties officeooo:rsid="00252dae"/>
    </style:style>
    <style:style style:name="T12" style:family="text">
      <style:text-properties fo:font-style="normal" fo:font-weight="normal" officeooo:rsid="0023ed57" style:font-style-asian="normal" style:font-weight-asian="normal" style:font-style-complex="normal" style:font-weight-complex="normal"/>
    </style:style>
    <style:style style:name="T13" style:family="text">
      <style:text-properties officeooo:rsid="00286118"/>
    </style:style>
    <style:style style:name="T14" style:family="text">
      <style:text-properties officeooo:rsid="002b9942"/>
    </style:style>
    <style:style style:name="T15" style:family="text">
      <style:text-properties officeooo:rsid="002cd9f9"/>
    </style:style>
    <style:style style:name="T16" style:family="text">
      <style:text-properties officeooo:rsid="00311c07"/>
    </style:style>
    <style:style style:name="T17" style:family="text">
      <style:text-properties officeooo:rsid="003528f6"/>
    </style:style>
    <style:style style:name="T18" style:family="text">
      <style:text-properties officeooo:rsid="004b2645"/>
    </style:style>
    <style:style style:name="T19" style:family="text">
      <style:text-properties officeooo:rsid="00513a31"/>
    </style:style>
    <style:style style:name="T20" style:family="text">
      <style:text-properties officeooo:rsid="00526e95"/>
    </style:style>
    <style:style style:name="T21" style:family="text">
      <style:text-properties officeooo:rsid="0053d7aa"/>
    </style:style>
    <style:style style:name="T22" style:family="text">
      <style:text-properties officeooo:rsid="0055e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ing Clojure </text:p>
      <text:h text:style-name="P8" text:outline-level="1"/>
      <text:h text:style-name="P11" text:outline-level="1">Intro</text:h>
      <text:p text:style-name="P3">Clojure is a dynamic general purpose programming language build on the top of the JVM </text:p>
      <text:list xml:id="list4115635090" text:style-name="L1">
        <text:list-item>
          <text:p text:style-name="P15">Lisp reloaded</text:p>
        </text:list-item>
        <text:list-item>
          <text:p text:style-name="P15">functional language</text:p>
        </text:list-item>
        <text:list-item>
          <text:p text:style-name="P15">simplifies concurrent programming</text:p>
        </text:list-item>
        <text:list-item>
          <text:p text:style-name="P15">embraces Java</text:p>
        </text:list-item>
        <text:list-item>
          <text:p text:style-name="P15">interactive environment REPL where you can get feedback</text:p>
        </text:list-item>
      </text:list>
      <text:p text:style-name="P1">Sample code <text:a xlink:type="simple" xlink:href="https://github.com/stuarthalloway/programming-clojure" text:style-name="Internet_20_link" text:visited-style-name="Visited_20_Internet_20_Link">https://github.com/stuarthalloway/programming-clojure</text:a></text:p>
      <text:p text:style-name="P5">RELP</text:p>
      <text:p text:style-name="P2">If you have a block of code that is too large to conveniently type at the REPL,</text:p>
      <text:p text:style-name="P2">save <text:span text:style-name="T1">t</text:span>he code into a file, and then load that file from the REPL.</text:p>
      <text:p text:style-name="P2">user=&gt; (load-file "temp.clj")</text:p>
      <text:p text:style-name="P2"/>
      <text:p text:style-name="P2">special variables</text:p>
      <text:p text:style-name="P2">- *<text:span text:style-name="T2">1 <text:line-break/>- *e</text:span></text:p>
      <text:p text:style-name="P16">finding documentation</text:p>
      <text:p text:style-name="P6"><text:span text:style-name="T4">(doc </text:span><text:span text:style-name="T8">name)</text:span></text:p>
      <text:p text:style-name="P23">(find-doc "reduce")</text:p>
      <text:p text:style-name="P23"/>
      <text:p text:style-name="P4"><text:span text:style-name="T10">. You can view the source of a Clojure function using the repl library.<text:line-break/></text:span><text:span text:style-name="T12">(use 'clojure.repl)<text:line-break/>(source</text:span><text:span text:style-name="T10"> </text:span><text:span text:style-name="T9">name</text:span><text:span text:style-name="T10">)</text:span></text:p>
      <text:h text:style-name="P9" text:outline-level="1"/>
      <text:h text:style-name="P12" text:outline-level="1"><text:span text:style-name="T11">E</text:span>xploring Clojure</text:h>
      <text:h text:style-name="Heading_20_2" text:outline-level="2">Forms</text:h>
      <text:p text:style-name="P7"><text:span text:style-name="T13">Clojure is homoiconic </text:span><text:span text:style-name="T14">(</text:span>language treats <text:a xlink:type="simple" xlink:href="https://en.wikipedia.org/wiki/Code_as_data" text:style-name="Internet_20_link" text:visited-style-name="Visited_20_Internet_20_Link">code as data</text:a><text:span text:style-name="T14">),</text:span></text:p>
      <text:p text:style-name="P7"><text:span text:style-name="T15">R</text:span>eader reads the text of the program in chunks called <text:span text:style-name="T3">forms </text:span><text:span text:style-name="T4">and translates them into Clojure data structures. Clojure then compiles and executes the data structures.</text:span></text:p>
      <text:p text:style-name="P17">Numeric literals are forms.</text:p>
      <text:p text:style-name="P7"><text:span text:style-name="T4">A vector of numbers is another kind of form. </text:span><text:span text:style-name="T5">[1, 2, 3]</text:span></text:p>
      <text:p text:style-name="P18">A list is also a kind of form. A list is “just data,” but it is also used to call functions.</text:p>
      <text:p text:style-name="P19">Strings are another kind of reader form. Clojure strings are Java strings.</text:p>
      <text:p text:style-name="P19">Use (apply str …) to build a string from a sequence of characters.<text:line-break/>(apply str (interleave "Attack at midnight" "The purple elephant chortled"))</text:p>
      <text:p text:style-name="P19">-&gt; "ATthtea cpku raptl em iedlneipghhatn"</text:p>
      <text:p text:style-name="P18">Clojure characters are Java characters. Their literal syntax is \{letter} , where letter can be a letter or the name of a character: backspace , formfeed , newline , return , space , or tab :<text:line-break/>(str \h \e \y \space \y \o \u)<text:line-break/>-&gt; "hey you"</text:p>
      <text:h text:style-name="P14" text:outline-level="2"><text:span text:style-name="T16">S</text:span>ymbols</text:h>
      <text:p text:style-name="Text_20_body"><text:span text:style-name="T4">Forms such as + , concat , and java.lang.String are called symbols and are used to name thing</text:span><text:span text:style-name="T6">s </text:span><text:span text:style-name="T7">(functions, operators, java classes, namespaces, data structures and references)</text:span></text:p>
      <text:p text:style-name="P21">A keyword is like a symbol, except that keywords begin with a colon ( : ). Keywords resolve to themselves <text:line-break/>:foo<text:line-break/>-&gt; :foo</text:p>
      <text:p text:style-name="P21"/>
      <text:p text:style-name="P21">Keywords are also functions. They take a map argument and look themselves up in the map.<text:line-break/>(:Clojure inventors)<text:line-break/>-&gt; "Hickey"</text:p>
      <text:p text:style-name="P21"/>
      <text:h text:style-name="Heading_20_2" text:outline-level="2"><text:span text:style-name="T17">M</text:span>aps</text:h>
      <text:p text:style-name="Text_20_body">Maps are functions. If you pass a key to a map, it will return that key’s value, or it will return nil if the key is not found.</text:p>
      <text:p text:style-name="P20"><text:soft-page-break/>(inventors "Lisp")<text:line-break/>-&gt; "McCarthy"</text:p>
      <text:p text:style-name="P22">for default value<text:line-break/>(get the-map key not-found-val?)</text:p>
      <text:p text:style-name="P22">Because Clojure data structures are immutable and implement hashCode correctly, any Clojure data structure can be a key in a map.</text:p>
      <text:p text:style-name="P22"/>
      <text:p text:style-name="P22">If several maps have keys in common, you can document (and enforce) this fact by creating a record with defrecord : (defrecord name [arguments])<text:line-break/>(defrecord Book [title author])<text:line-break/>(-&gt;Book "title" "author")<text:line-break/>Once you instantiate a Book , it behaves almost like any other map:<text:line-break/>(def b (-&gt;Book "Anathem" "Neal Stephenson"))<text:line-break/>(:title b)<text:line-break/>-&gt; "Anathem"</text:p>
      <text:h text:style-name="Heading_20_3" text:outline-level="3"><text:span text:style-name="T18">Reader </text:span>Macros</text:h>
      <text:p text:style-name="P24">Diff than macros.<text:line-break/>Clojure forms are read by the reader, which converts text into Clojure data structures. In addition to the basic forms, the Clojure reader also recognizes a set of reader macros. Reader macros are special reader behaviors triggered by prefix macro characters</text:p>
      <text:list xml:id="list1036146463" text:style-name="L2">
        <text:list-item>
          <text:p text:style-name="P25"><text:span text:style-name="T18">Anonymous function #(.toUpperCase %)</text:span></text:p>
        </text:list-item>
        <text:list-item>
          <text:p text:style-name="P25"><text:span text:style-name="T18">Comment ; single-line comment</text:span></text:p>
        </text:list-item>
        <text:list-item>
          <text:p text:style-name="P25"><text:span text:style-name="T18">Deref @form =&gt; (deref form)</text:span></text:p>
        </text:list-item>
        <text:list-item>
          <text:p text:style-name="P25"><text:span text:style-name="T18">Metadata ^metadata form</text:span></text:p>
        </text:list-item>
        <text:list-item>
          <text:p text:style-name="P25"><text:span text:style-name="T18">Quote 'form =&gt; (quote form)</text:span></text:p>
        </text:list-item>
        <text:list-item>
          <text:p text:style-name="P25">Regex pattern #"foo" =&gt; a</text:p>
        </text:list-item>
        <text:list-item>
          <text:p text:style-name="P25">Syntax-quote `x</text:p>
        </text:list-item>
        <text:list-item>
          <text:p text:style-name="P25">Unquote ~</text:p>
        </text:list-item>
        <text:list-item>
          <text:p text:style-name="P25">Unquote-splicing ~@</text:p>
        </text:list-item>
        <text:list-item>
          <text:p text:style-name="P25">Var-quote #'x =&gt; (var x)</text:p>
        </text:list-item>
      </text:list>
      <text:h text:style-name="Heading_20_2" text:outline-level="2">Vars</text:h>
      <text:p text:style-name="Text_20_body">When you define an object with def or defn , that object is stored in a Clojure var</text:p>
      <text:p text:style-name="Text_20_body">reader macro #' , which also returns the var for a</text:p>
      <text:p text:style-name="Text_20_body"><text:soft-page-break/>symbol:<text:line-break/>#'foo</text:p>
      <text:list xml:id="list271652783" text:style-name="L3">
        <text:list-item>
          <text:p text:style-name="P26"><text:span text:style-name="T19">can be aliased into more than one namespace</text:span></text:p>
        </text:list-item>
        <text:list-item>
          <text:p text:style-name="P27">can have metadata (documentation, type hints, unit tests)</text:p>
        </text:list-item>
        <text:list-item>
          <text:p text:style-name="P27">dynamically rebound on a per-thread basic</text:p>
        </text:list-item>
      </text:list>
      <text:h text:style-name="Heading_20_2" text:outline-level="2"><text:span text:style-name="T3">Destructing</text:span> </text:h>
      <text:p text:style-name="P28">In many programming languages, you bind a variable to an entire collection. In many programming languages, you bind a variable to an entire collection. you can nest a vector or a map in the binding to reach into a collection and bind only the part you want. →<text:span text:style-name="T20"> ON Method param you define what you want. <text:line-break/>Here use :first-name from map put its value in fname <text:line-break/>(defn greet-author-2 [{fname :first-name}] </text:span>(println "Hello," fname))<text:line-break/>(greet-author-2 {:last-name "Vinge" :first-name "Vernor"}</text:p>
      <text:p text:style-name="P28"/>
      <text:p text:style-name="P29">Same in the let <text:line-break/>(let [[x y] [1 2 3]]<text:line-break/>[x y])<text:line-break/><text:line-break/>Sometimes you want to skip elements at the start of a collection. Here’s how you could bind only the z coordinate:</text:p>
      <text:p text:style-name="P29">(let [[_ _ z] [1 2 3]] <text:line-break/>z)</text:p>
      <text:p text:style-name="P29">The underscore ( _ ) is a legal symbol and is used idiomatically to indicate “I don’t care about this binding.”</text:p>
      <text:p text:style-name="P29"/>
      <text:p text:style-name="P29">It is also possible to simultaneously bind both a collection and elements within the collection. Inside a destructuring expression, an :as clause gives you a binding for the entire enclosing structure. For example, you could capture the x and y coordinates individually, plus the entire collection as coords , in order to report the total number of dimensions:</text:p>
      <text:p text:style-name="P29">(let [[x y :as coords] [1 2 3 4 5 6]]<text:line-break/>(str "x: " x ", y: " y ", total dimensions " (count coords)))<text:line-break/>-&gt; "x: 1, y: 2, total dimensions 6"</text:p>
      <text:h text:style-name="Heading_20_2" text:outline-level="2">Metadata</text:h>
      <text:p text:style-name="Text_20_body">metadata is “data about data.” That is true but not usably specific. </text:p>
      <text:p text:style-name="Text_20_body"><text:soft-page-break/>vars have a metadata map containing documentation, type information, and source information. Here is the metadata for the str var:</text:p>
      <text:p text:style-name="Text_20_body">(meta #'str)</text:p>
      <text:p text:style-name="Text_20_body">-&gt; {:ns #&lt;Namespace clojure.core&gt;,<text:line-break/>:name str,<text:line-break/>:file "core.clj",<text:line-break/>:line 313,<text:line-break/>:arglists ([] [x] [x &amp; ys]),<text:line-break/>:tag java.lang.String,<text:line-break/>:doc "With no args, ... etc."}</text:p>
      <text:h text:style-name="P10" text:outline-level="1"/>
      <text:h text:style-name="P13" text:outline-level="1">Unifying Data with Sequences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7T00:12:30.431519441</meta:creation-date>
    <dc:date>2024-09-07T12:05:54.786065498</dc:date>
    <meta:editing-duration>PT3H16M39S</meta:editing-duration>
    <meta:editing-cycles>63</meta:editing-cycles>
    <meta:generator>LibreOffice/6.4.7.2$Linux_X86_64 LibreOffice_project/40$Build-2</meta:generator>
    <meta:document-statistic meta:table-count="0" meta:image-count="0" meta:object-count="0" meta:page-count="7" meta:paragraph-count="72" meta:word-count="901" meta:character-count="5200" meta:non-whitespace-character-count="4378"/>
  </office:meta>
</office:document-meta>
</file>